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510" officeooo:paragraph-rsid="00060510"/>
    </style:style>
    <style:style style:name="P2" style:family="paragraph" style:parent-style-name="Standard">
      <style:text-properties officeooo:paragraph-rsid="00060510"/>
    </style:style>
    <style:style style:name="P3" style:family="paragraph" style:parent-style-name="Standard">
      <style:text-properties officeooo:rsid="0007f397" officeooo:paragraph-rsid="0007f397"/>
    </style:style>
    <style:style style:name="T1" style:family="text">
      <style:text-properties officeooo:rsid="000605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39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- Ananias, meu pai, sempre o vi como um guerreiro, foi a pessoa me que passou os valores do caráter, da disciplina, do sacrifício.</text:span></text:p>
      <text:p text:style-name="P1">2- Nilza, minha mãe, dedicação e sacrifício a descrevem bem. Muitas vezes renunciou seus sonhos para colocar o bem estar da família em primeiro lugar, uma parceira para meu pai, e sempre um mãe amorosa e cuidadora.</text:p>
      <text:p text:style-name="P1">3- Victor, meu irmão, um homem batalhador, que foi pai muito cedo, e apesar das dificuldades sempre enfrentou seus problemas com calma e serenidade. </text:p>
      <text:p text:style-name="P1"/>
      <text:p text:style-name="P1"/>
      <text:p text:style-name="P1">PRINCIPAL PESSOA A ME INFLUENCIAR: <text:span text:style-name="T2">EU MESMO!</text:span></text:p>
      <text:p text:style-name="P1"><text:span text:style-name="T3"/></text:p>
      <text:p text:style-name="P1"><text:span text:style-name="T3">SER PROTAGONISTA: Liderar a mim mesmo. Manter engajado e motivado! Precisamos enxergar as soluções dos problemas.</text:span></text:p>
      <text:p text:style-name="P1"><text:span text:style-name="T3"/></text:p>
      <text:p text:style-name="P1"><text:span text:style-name="T3">PLANEJAR: onde estou e onde quero chegar, estudante =&gt; Profissional competente = </text:span></text:p>
      <text:p text:style-name="P1"><text:span text:style-name="T3">Concluir o curso na Trybe, aprender e desenvolver bem!</text:span></text:p>
      <text:p text:style-name="P1"><text:span text:style-name="T3">Poder trabalhar na área de desenvolvimento de software, ser bem remunerado, ter um trabalho remoto. SER FELIZ</text:span></text:p>
      <text:p text:style-name="P1"><text:span text:style-name="T3"/></text:p>
      <text:p text:style-name="P1"><text:span text:style-name="T3">DESENVOLVER O AUTO CONTROLE =&gt; disciplina, foco e fé</text:span></text:p>
      <text:p text:style-name="P1"><text:span text:style-name="T3">. Disciplina = focar no estudo</text:span></text:p>
      <text:p text:style-name="P1"><text:span text:style-name="T3">. Eficiente = Estudar de forma eficiente.</text:span></text:p>
      <text:p text:style-name="P1"><text:span text:style-name="T3">. Persistência = Continuar focado no objetivo independentemente dos tropeços</text:span></text:p>
      <text:p text:style-name="P1"><text:span text:style-name="T3">. Determinação = Fazer o máximo ao meu alcance para desenvolver. O mínimo não é aceitável.</text:span><text:span text:style-name="T4">n</text:span></text:p>
      <text:p text:style-name="P1"><text:span text:style-name="T3"/></text:p>
      <text:p text:style-name="P3"><text:span text:style-name="T3">1- Disciplina</text:span></text:p>
      <text:p text:style-name="P3"><text:span text:style-name="T3">2- Eficiência</text:span></text:p>
      <text:p text:style-name="P3"><text:span text:style-name="T3">3- Persistência</text:span></text:p>
      <text:p text:style-name="P3"><text:span text:style-name="T3">4- Determinação</text:span></text:p>
      <text:p text:style-name="P3"><text:span text:style-name="T3">5- Paciência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s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4:13:45.169605722</meta:creation-date>
    <dc:date>2021-11-17T15:00:54.105010577</dc:date>
    <meta:editing-duration>PT8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204" meta:character-count="1254" meta:non-whitespace-character-count="1065"/>
  </office:meta>
</office:document-meta>
</file>